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3cm" fo:min-width="7.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3.7cm" svg:x="8.9cm" svg:y="2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8.41cm" svg:height="1.673cm" svg:x="6.288cm" svg:y="18.427cm">
          <draw:text-box>
            <text:p text:style-name="P2"><text:span text:style-name="T1">You Are 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Casey</meta:initial-creator>
    <meta:creation-date>2012-12-18T16:49:16</meta:creation-date>
    <dc:date>2012-12-18T19:07:18</dc:date>
    <dc:creator>Michael Casey</dc:creator>
    <meta:editing-duration>P0D</meta:editing-duration>
    <meta:editing-cycles>2</meta:editing-cycles>
    <meta:generator>LibreOffice/3.5$Linux_x86 LibreOffice_project/350m1$Build-2</meta:generator>
    <meta:document-statistic meta:object-count="2"/>
  </office:meta>
</office:document-meta>
</file>